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ch 2.2.2 test.py</text:p>
      <text:p text:style-name="Standard"/>
      <text:p text:style-name="Standard">deg test():</text:p>
      <text:p text:style-name="Standard"><text:s text:c="6"/>pass</text:p>
      <text:p text:style-name="Standard"/>
      <text:p text:style-name="Standard">if _ _name_ _=='_ _main_ _':</text:p>
      <text:p text:style-name="Standard"/>
      <text:p text:style-name="Standard"><text:s text:c="6"/>test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ko" style:country-asian="KR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ko" style:country-asian="KR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05T17:15:01.425000000</dc:date>
    <meta:editing-duration>PT15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5" meta:word-count="14" meta:character-count="79" meta:non-whitespace-character-count="58"/>
  </office:meta>
</office:document-meta>
</file>